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8634in"/>
    </style:style>
    <style:style style:name="co2" style:family="table-column">
      <style:table-column-properties fo:break-before="auto" style:column-width="3.245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2791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5" style:family="table-cell" style:parent-style-name="Default">
      <style:text-properties fo:font-size="13pt" style:font-size-asian="13pt" style:font-size-complex="13pt"/>
    </style:style>
    <style:style style:name="ce6" style:family="table-cell" style:parent-style-name="Default" style:data-style-name="N43"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最も&lt;br&gt;危険レベル&lt;br&gt;&lt;br&gt;新しいコロナウイルスの危険レベル　東京都は最も高くなる</text:p>
          </table:table-cell>
          <table:table-cell office:value-type="string" calcext:value-type="string">
            <text:p>- GT: New coronavirus risk level is highest in Tokyo&lt;br&gt;#&lt;ruby&gt;最も&lt;rt&gt;もっとも&lt;/rt&gt;&lt;/ruby&gt;:&lt;ul&gt;&lt;li&gt;most; extremely&lt;div class="info"&gt;(Adverb)&lt;/div&gt;&lt;/li&gt;&lt;li class='np'&gt;&lt;span class='ofrms'&gt;Other Forms　&lt;ruby&gt;尤も&lt;rt&gt;もっとも&lt;/rt&gt;&lt;/ruby&gt;、&lt;ruby&gt;尤も&lt;rt&gt;もとも&lt;/rt&gt;&lt;/ruby&gt;&lt;/span&gt;&lt;/li&gt;&lt;/ul&gt;</text:p>
          </table:table-cell>
          <table:table-cell office:value-type="string" calcext:value-type="string">
            <text:p>https://www3.nhk.or.jp/news/easy/k10012720291000/k10012720291000.html&lt;br&gt;https://i.imgur.com/JWkvAeL.png</text:p>
          </table:table-cell>
        </table:table-row>
        <table:table-row table:style-name="ro2">
          <table:table-cell office:value-type="string" calcext:value-type="string">
            <text:p>平均&lt;br&gt;&lt;br&gt;東京都では、１８日までの１週間で、新しいコロナウイルスがうつった人の平均が１日に３２６人でした。</text:p>
          </table:table-cell>
          <table:table-cell office:value-type="string" calcext:value-type="string">
            <text:p>- GT: In Tokyo, the average number of people who received (got infected) the new coronavirus in the week leading up to the 18th was 326 per day.&lt;br&gt;- GT: １８日までの１週間で = In a week until the 18th&lt;br&gt;- うつった人 = infected person&lt;br&gt;#&lt;ruby&gt;平均&lt;rt&gt;へいきん&lt;/rt&gt;&lt;/ruby&gt;:&lt;ul&gt;&lt;li&gt;average; mean&lt;div class="info"&gt;(Noun; Suru verb)&lt;/div&gt;&lt;/li&gt;&lt;/ul&gt;</text:p>
          </table:table-cell>
          <table:table-cell office:value-type="string" calcext:value-type="string">
            <text:p>https://www3.nhk.or.jp/news/easy/k10012720291000/k10012720291000.html</text:p>
          </table:table-cell>
        </table:table-row>
        <table:table-row table:style-name="ro2">
          <table:table-cell office:value-type="string" calcext:value-type="string">
            <text:p>自分の言葉で&lt;br&gt;伝える&lt;br&gt;&lt;br&gt;自分の言葉で伝えたい事があります。</text:p>
          </table:table-cell>
          <table:table-cell office:value-type="string" calcext:value-type="string">
            <text:p>I have something to convey in my own words.&lt;br&gt;- GT: 自分の言葉で = In your own words&lt;br&gt;#&lt;ruby&gt;伝える&lt;rt&gt;つたえる&lt;/rt&gt;&lt;/ruby&gt;:&lt;ul&gt;&lt;li&gt;to convey; to report; to transmit; to communicate; to tell; to impart; to propagate; to teach; to bequeath&lt;div class="info"&gt;(Ichidan verb; Transitive verb)&lt;/div&gt;&lt;/li&gt;&lt;/ul&gt;</text:p>
          </table:table-cell>
          <table:table-cell office:value-type="string" calcext:value-type="string">
            <text:p>https://www.youtube.com/watch?v=EzZ_eRclo1A</text:p>
          </table:table-cell>
        </table:table-row>
        <table:table-row table:style-name="ro3" table:number-rows-repeated="12">
          <table:table-cell table:number-columns-repeated="3"/>
        </table:table-row>
        <table:table-row table:style-name="ro3">
          <table:table-cell table:style-name="ce6"/>
          <table:table-cell table:number-columns-repeated="2"/>
        </table:table-row>
        <table:table-row table:style-name="ro3" table:number-rows-repeated="1048559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 style:data-style-name="N2" text:time-value="13:20:38.5728788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2-14T06:46:41.301079946</meta:creation-date>
    <meta:generator>LibreOffice/6.4.6.2$Linux_X86_64 LibreOffice_project/40$Build-2</meta:generator>
    <dc:date>2020-11-25T13:20:41.322537839</dc:date>
    <meta:editing-duration>P3DT13H56M59S</meta:editing-duration>
    <meta:editing-cycles>752</meta:editing-cycles>
    <meta:document-statistic meta:table-count="1" meta:cell-count="9" meta:object-count="0"/>
    <meta:user-defined meta:name=""/>
    <meta:user-defined meta:name="qrichtext">1</meta:user-defined>
  </office:meta>
</office:document-meta>
</file>